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6.957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1.5cm"/>
    </style:style>
    <style:style style:name="pr4" style:family="presentation" style:parent-style-name="Inspiration-outline1">
      <style:graphic-properties fo:min-height="8.884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4.106cm"/>
    </style:style>
    <style:style style:name="pr7" style:family="presentation" style:parent-style-name="Inspiration-title">
      <style:graphic-properties fo:min-height="1.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style:paragraph-properties fo:text-align="center"/>
      <style:text-properties fo:font-size="28pt" fo:background-color="#999999" style:font-size-asian="28pt" style:font-size-complex="28pt"/>
    </style:style>
    <style:style style:name="P4" style:family="paragraph">
      <style:paragraph-properties fo:text-align="start"/>
      <style:text-properties fo:font-size="28pt" fo:background-color="#999999" style:font-size-asian="28pt" style:font-size-complex="28pt"/>
    </style:style>
    <style:style style:name="P5" style:family="paragraph">
      <style:paragraph-properties fo:text-align="center"/>
      <style:text-properties fo:background-color="#b2b2b2"/>
    </style:style>
    <style:style style:name="P6" style:family="paragraph">
      <style:paragraph-properties fo:text-align="start"/>
      <style:text-properties fo:background-color="#b2b2b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00000"/>
    </style:style>
    <style:style style:name="T5" style:family="text">
      <style:text-properties fo:color="#0000ff"/>
    </style:style>
    <style:style style:name="T6" style:family="text">
      <style:text-properties fo:font-size="28pt" fo:background-color="#999999" style:font-size-asian="28pt" style:font-size-complex="28pt"/>
    </style:style>
    <style:style style:name="T7" style:family="text">
      <style:text-properties fo:font-size="28pt" fo:background-color="transparent" style:font-size-asian="28pt" style:font-size-complex="28pt"/>
    </style:style>
    <style:style style:name="T8" style:family="text">
      <style:text-properties fo:background-color="#b2b2b2"/>
    </style:style>
    <style:style style:name="T9" style:family="text">
      <style:text-properties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6.957cm" svg:x="1.4cm" svg:y="1.2cm" presentation:class="subtitle">
          <draw:text-box>
            <text:p>Python procédural : scraping et NLP orienté reverse engineering SEO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1.5cm" svg:x="1.4cm" svg:y="1.2cm" presentation:class="title">
          <draw:text-box>
            <text:p>Considérations général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header>
                <text:p/>
                <text:p/>
                <text:p>Vu de l’extérieur, le SEO d’aujoud’hui ressemble pas mal à la médecine du XVII : un ensemble de pratiques et d’opinions d’experts sans corrélat mesurable</text:p>
                <text:p/>
                <text:p>Pourquoi fait-on ainsi ? Parce que cela se fait</text:p>
                <text:p/>
                <text:p>A quand l’<text:span text:style-name="T1">evidence based</text:span> SEO ?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4">
        <draw:frame presentation:style-name="pr3" draw:layer="layout" svg:width="20cm" svg:height="1.5cm" svg:x="1.4cm" svg:y="1.2cm" presentation:class="title">
          <draw:text-box>
            <text:p>Ce que nous visons</text:p>
          </draw:text-box>
        </draw:frame>
        <draw:frame presentation:style-name="pr4" draw:layer="layout" svg:width="25.2cm" svg:height="6.05cm" svg:x="1.4cm" svg:y="3.75cm" presentation:class="outline" presentation:user-transformed="true">
          <draw:text-box>
            <text:list text:style-name="L2">
              <text:list-header>
                <text:p>Une application WEB qui permettra à l’utilisateur authentifié de : </text:p>
              </text:list-header>
              <text:list-item>
                <text:p>Indiquer la requête type par laquelle il aimerait être trouvé</text:p>
              </text:list-item>
              <text:list-item>
                <text:p>d’extraire les keywords et marquages sémantiques de ses concurrents les plus performants</text:p>
              </text:list-item>
              <text:list-item>
                <text:p>Stocker ses résultats en BDD pour de futures consultations</text:p>
                <text:p/>
              </text:list-item>
            </text:list>
          </draw:text-box>
        </draw:frame>
        <draw:frame presentation:style-name="pr6" draw:layer="layout" svg:width="25.2cm" svg:height="1.677cm" svg:x="1.4cm" svg:y="11.2cm" presentation:class="outline" presentation:user-transformed="true">
          <draw:text-box>
            <text:list text:style-name="L2">
              <text:list-header>
                <text:p>Nous reviendrons sur la partie web applicative plus tard. Concentrons nous d’abord sur le SEO et nos fonctions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3">
        <draw:frame presentation:style-name="pr7" draw:layer="layout" svg:width="20cm" svg:height="1.5cm" svg:x="1.4cm" svg:y="1.2cm" presentation:class="title">
          <draw:text-box>
            <text:p>Facteurs impactant le SEO</text:p>
          </draw:text-box>
        </draw:frame>
        <draw:frame presentation:style-name="pr4" draw:layer="layout" svg:width="12.297cm" svg:height="9.134cm" svg:x="1.4cm" svg:y="3.75cm" presentation:class="outline">
          <draw:text-box>
            <text:list text:style-name="L2">
              <text:list-header>
                <text:p><text:span text:style-name="T2">Exogènes au contenu de la page</text:span></text:p>
              </text:list-header>
              <text:list-item>
                <text:p>HTTPS</text:p>
              </text:list-item>
              <text:list-item>
                <text:p>Taux de fréquentation</text:p>
              </text:list-item>
              <text:list-item>
                <text:p>Binding avec d’autres référenceurs</text:p>
              </text:list-item>
              <text:list-item>
                <text:p>Rapidité du serveur à répondre</text:p>
              </text:list-item>
              <text:list-item>
                <text:p>Réputation du serveur</text:p>
                <text:p/>
                <text:p>Nous allons laisser cela de côté</text:p>
              </text:list-item>
            </text:list>
          </draw:text-box>
        </draw:frame>
        <draw:frame presentation:style-name="pr4" draw:layer="layout" svg:width="12.297cm" svg:height="9.134cm" svg:x="14.313cm" svg:y="3.75cm" presentation:class="outline">
          <draw:text-box>
            <text:list text:style-name="L2">
              <text:list-header>
                <text:p><text:span text:style-name="T2">Endogène au contenu de la page</text:span></text:p>
              </text:list-header>
              <text:list-item>
                <text:p>Marquage sémantique et description de metadonnées (open graph, schema etc etc)</text:p>
              </text:list-item>
              <text:list-item>
                <text:p>Contenu textuel (bigrams)</text:p>
              </text:list-item>
              <text:list-item>
                <text:p>Nombre de liens</text:p>
                <text:p/>
                <text:p><text:span text:style-name="T3">Nous allons nous concentrer sur cette catégori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5T16">
        <draw:frame presentation:style-name="pr7" draw:layer="layout" svg:width="20cm" svg:height="1.5cm" svg:x="1.4cm" svg:y="1.2cm" presentation:class="title">
          <draw:text-box>
            <text:p>Composants fonctionnels</text:p>
          </draw:text-box>
        </draw:frame>
        <draw:frame presentation:style-name="pr6" draw:layer="layout" svg:width="12.497cm" svg:height="6.4cm" svg:x="1.2cm" svg:y="7.8cm" presentation:class="outline" presentation:user-transformed="true">
          <draw:text-box>
            <text:list text:style-name="L2">
              <text:list-header>
                <text:p><text:span text:style-name="T3">Information structurée</text:span> (easy)</text:p>
                <text:p>balisage sémantique</text:p>
                <text:p>&lt;<text:span text:style-name="T4">h2</text:span> class="title" itemscope itemtype="<text:span text:style-name="T5">http://schema.org/Person</text:span>"&gt; </text:p>
                <text:p>&lt;<text:span text:style-name="T4">span</text:span> itemprop="<text:span text:style-name="T5">givenName</text:span>"&gt;David&lt;/<text:span text:style-name="T4">span</text:span>&gt; &lt;<text:span text:style-name="T4">span</text:span> itemprop="<text:span text:style-name="T5">familyName</text:span>"&gt;Zarebski&lt;/<text:span text:style-name="T4">span</text:span>&gt; </text:p>
              </text:list-header>
            </text:list>
          </draw:text-box>
        </draw:frame>
        <draw:frame presentation:style-name="pr6" draw:layer="layout" svg:width="12.297cm" svg:height="6.156cm" svg:x="14.303cm" svg:y="7.844cm" presentation:class="outline" presentation:user-transformed="true">
          <draw:text-box>
            <text:list text:style-name="L2">
              <text:list-header>
                <text:p><text:span text:style-name="T3">Information non structurée</text:span> (difficile)</text:p>
                <text:p><text:a xlink:href="https://www.nltk.org/" xlink:type="simple">https://www.nltk.org/</text:a></text:p>
                <text:p>technique de linguistique sur corpus</text:p>
              </text:list-header>
            </text:list>
          </draw:text-box>
        </draw:frame>
        <draw:frame presentation:style-name="pr6" draw:layer="layout" svg:width="25.2cm" svg:height="3.4cm" svg:x="1.4cm" svg:y="3.4cm" presentation:class="outline" presentation:user-transformed="true">
          <draw:text-box>
            <text:list text:style-name="L2">
              <text:list-header>
                <text:p><text:span text:style-name="T3">Web Scraping</text:span> : parsing de documents HTML</text:p>
                <text:p>extraction de liens, de balises, d’urls etc </text:p>
                <text:p><text:a xlink:href="https://www.crummy.com/software/BeautifulSoup/bs4/doc/" xlink:type="simple">https://www.crummy.com/software/BeautifulSoup/bs4/doc/</text:a> 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draw:frame presentation:style-name="pr3" draw:layer="layout" svg:width="20cm" svg:height="1.5cm" svg:x="1.4cm" svg:y="1.2cm" presentation:class="title">
          <draw:text-box>
            <text:p>Première étape : adresser des requêtes </text:p>
          </draw:text-box>
        </draw:frame>
        <draw:frame presentation:style-name="pr6" draw:layer="layout" svg:width="25.2cm" svg:height="4.356cm" svg:x="1.4cm" svg:y="3.75cm" presentation:class="outline">
          <draw:text-box>
            <text:list text:style-name="L2">
              <text:list-header>
                <text:p><text:a xlink:href="http://docs.python-requests.org/en/master/" xlink:type="simple">http://docs.python-requests.org/en/master/</text:a></text:p>
              </text:list-header>
            </text:list>
          </draw:text-box>
        </draw:frame>
        <draw:frame presentation:style-name="pr6" draw:layer="layout" svg:width="25.2cm" svg:height="4.356cm" svg:x="1.4cm" svg:y="8.521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4">
        <draw:frame presentation:style-name="pr7" draw:layer="layout" svg:width="20cm" svg:height="1.5cm" svg:x="1.4cm" svg:y="1.2cm" presentation:class="title">
          <draw:text-box>
            <text:p>Parser les pages avec Beautiful soup </text:p>
          </draw:text-box>
        </draw:frame>
        <draw:frame presentation:style-name="pr6" draw:layer="layout" svg:width="25.2cm" svg:height="4.356cm" svg:x="1.4cm" svg:y="3.75cm" presentation:class="outline" presentation:placeholder="true">
          <draw:text-box/>
        </draw:frame>
        <draw:frame presentation:style-name="pr6" draw:layer="layout" svg:width="25.2cm" svg:height="4.356cm" svg:x="1.4cm" svg:y="8.521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32">
        <draw:frame presentation:style-name="pr1" draw:text-style-name="P1" draw:layer="layout" svg:width="20cm" svg:height="6.957cm" svg:x="1.4cm" svg:y="1.2cm" presentation:class="subtitle">
          <draw:text-box>
            <text:p>Passons à django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7" draw:layer="layout" svg:width="20cm" svg:height="1.5cm" svg:x="1.4cm" svg:y="1.2cm" presentation:class="title" presentation:user-transformed="true">
          <draw:text-box>
            <text:p>Django en 3 mot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header>
                <text:p>Maintenant que nous nous sommes familiarisés avec la POO en python, parlons de django. Django est :</text:p>
              </text:list-header>
              <text:list-item>
                <text:p>Un framework web haut niveau</text:p>
              </text:list-item>
              <text:list-item>
                <text:p>Basé sur un design de type MTV (Model Template View)</text:p>
              </text:list-item>
              <text:list-item>
                <text:p>DRY (Don’t repeat yourself)</text:p>
              </text:list-item>
              <text:list-item>
                <text:p>KISS (Keep It Simple Stupid)</text:p>
              </text:list-item>
              <text:list-item>
                <text:p>Petite particularité de Django : enchassement des « apps » dans un « projet »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4">
        <draw:frame presentation:style-name="pr3" draw:layer="layout" svg:width="20cm" svg:height="1.5cm" svg:x="1.4cm" svg:y="1.2cm" presentation:class="title">
          <draw:text-box>
            <text:p>Django : installation et initialisation d’un projet</text:p>
          </draw:text-box>
        </draw:frame>
        <draw:frame presentation:style-name="pr4" draw:text-style-name="P3" draw:layer="layout" svg:width="25.2cm" svg:height="4.356cm" svg:x="1.4cm" svg:y="3.75cm" presentation:class="outline">
          <draw:text-box>
            <text:list text:style-name="L2">
              <text:list-header>
                <text:p text:style-name="P3"><text:span text:style-name="T6">pip3 install django</text:span></text:p>
                <text:p text:style-name="P4"><text:span text:style-name="T7">creez un dossier, placez vous dedans puis :</text:span></text:p>
                <text:p text:style-name="P3"><text:span text:style-name="T6">django-admin startproject nom_de_mon_projet</text:span></text:p>
              </text:list-header>
            </text:list>
          </draw:text-box>
        </draw:frame>
        <draw:frame presentation:style-name="pr6" draw:layer="layout" svg:width="25.2cm" svg:height="4.356cm" svg:x="1.4cm" svg:y="9.4cm" presentation:class="outline" presentation:user-transformed="true">
          <draw:text-box>
            <text:list text:style-name="L2">
              <text:list-header>
                <text:p>Cette étape va générer divers fichiers :</text:p>
                <text:p>manage.py</text:p>
                <text:p>nom_de_mon_projet/</text:p>
                <text:p><text:s text:c="4"/>- urls.py</text:p>
                <text:p><text:s text:c="4"/>- …. 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4">
        <draw:frame presentation:style-name="pr7" draw:layer="layout" svg:width="20cm" svg:height="1.5cm" svg:x="1.4cm" svg:y="1.2cm" presentation:class="title">
          <draw:text-box>
            <text:p>Prise en main du serveur de développement</text:p>
          </draw:text-box>
        </draw:frame>
        <draw:frame presentation:style-name="pr6" draw:text-style-name="P5" draw:layer="layout" svg:width="25.2cm" svg:height="4.356cm" svg:x="1.4cm" svg:y="3.75cm" presentation:class="outline">
          <draw:text-box>
            <text:list text:style-name="L2">
              <text:list-header>
                <text:p text:style-name="P5"><text:span text:style-name="T8">Python manage.py runserver</text:span></text:p>
                <text:p text:style-name="P6"><text:span text:style-name="T9">vérifiez que vous puissiez accéder à http:localhost:8000</text:span></text:p>
              </text:list-header>
            </text:list>
          </draw:text-box>
        </draw:frame>
        <draw:frame presentation:style-name="pr6" draw:layer="layout" svg:width="25.2cm" svg:height="4.356cm" svg:x="1.4cm" svg:y="8.521cm" presentation:class="outline">
          <draw:text-box>
            <text:list text:style-name="L2">
              <text:list-header>
                <text:p>Un problème ? </text:p>
              </text:list-header>
              <text:list-item>
                <text:p>Vérifiez vos règles de redirection de ports (NAT)</text:p>
              </text:list-item>
              <text:list-item>
                <text:p>Essayez <text:span text:style-name="T8">python manage.py runserver 0.0.0.0:8000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4">
        <draw:frame presentation:style-name="pr7" draw:layer="layout" svg:width="20cm" svg:height="1.5cm" svg:x="1.4cm" svg:y="1.2cm" presentation:class="title">
          <draw:text-box>
            <text:p>Création de notre première app</text:p>
          </draw:text-box>
        </draw:frame>
        <draw:frame presentation:style-name="pr6" draw:text-style-name="P5" draw:layer="layout" svg:width="25.2cm" svg:height="4.356cm" svg:x="1.4cm" svg:y="3.75cm" presentation:class="outline" presentation:user-transformed="true">
          <draw:text-box>
            <text:list text:style-name="L2">
              <text:list-header>
                <text:p text:style-name="P5"><text:span text:style-name="T8">Python manage.py startapp nom_de_l’application</text:span></text:p>
              </text:list-header>
            </text:list>
          </draw:text-box>
        </draw:frame>
        <draw:frame presentation:style-name="pr6" draw:layer="layout" svg:width="25.2cm" svg:height="4.356cm" svg:x="1.4cm" svg:y="8.521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5T16">
        <draw:frame presentation:style-name="pr3" draw:layer="layout" svg:width="20cm" svg:height="1.5cm" svg:x="1.4cm" svg:y="1.2cm" presentation:class="title">
          <draw:text-box>
            <text:p>Création de nos modèles dans model.py</text:p>
          </draw:text-box>
        </draw:frame>
        <draw:frame presentation:style-name="pr6" draw:layer="layout" svg:width="12.297cm" svg:height="4.356cm" svg:x="1.4cm" svg:y="3.75cm" presentation:class="outline">
          <draw:text-box>
            <text:list text:style-name="L2">
              <text:list-header>
                <text:p>Reseach</text:p>
              </text:list-header>
              <text:list-item>
                <text:p>Requête</text:p>
              </text:list-item>
              <text:list-item>
                <text:p>Moteur de recherche</text:p>
              </text:list-item>
              <text:list-item>
                <text:p>20 meilleurs domaines </text:p>
              </text:list-item>
              <text:list-item>
                <text:p>Domaine du client</text:p>
                <text:p/>
              </text:list-item>
            </text:list>
          </draw:text-box>
        </draw:frame>
        <draw:frame presentation:style-name="pr4" draw:layer="layout" svg:width="12.297cm" svg:height="4.356cm" svg:x="14.313cm" svg:y="3.75cm" presentation:class="outline">
          <draw:text-box>
            <text:list text:style-name="L2">
              <text:list-header>
                <text:p>Domains (domains déjà parsés par l’application)</text:p>
              </text:list-header>
              <text:list-item>
                <text:p>Non de domaine</text:p>
              </text:list-item>
              <text:list-item>
                <text:p>Json de données</text:p>
              </text:list-item>
              <text:list-item>
                <text:p>Date du parsing</text:p>
              </text:list-item>
            </text:list>
          </draw:text-box>
        </draw:frame>
        <draw:frame presentation:style-name="pr6" draw:layer="layout" svg:width="25.2cm" svg:height="4.356cm" svg:x="1.4cm" svg:y="10.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13:18:15.614499023</meta:creation-date>
    <dc:date>2019-01-27T21:04:49.525147366</dc:date>
    <meta:editing-duration>PT1H27M26S</meta:editing-duration>
    <meta:editing-cycles>23</meta:editing-cycles>
    <meta:generator>LibreOffice/5.2.7.2$Linux_X86_64 LibreOffice_project/20m0$Build-2</meta:generator>
    <meta:document-statistic meta:object-count="94"/>
  </office:meta>
</office:document-meta>
</file>